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8f6a"/>
    </style:style>
    <style:style style:name="P2" style:family="paragraph" style:parent-style-name="Standard">
      <style:text-properties officeooo:paragraph-rsid="000ebb7d"/>
    </style:style>
    <style:style style:name="T1" style:family="text">
      <style:text-properties officeooo:rsid="000c8f6a"/>
    </style:style>
    <style:style style:name="T2" style:family="text">
      <style:text-properties officeooo:rsid="000d178b"/>
    </style:style>
    <style:style style:name="T3" style:family="text">
      <style:text-properties officeooo:rsid="000ebb7d"/>
    </style:style>
    <style:style style:name="T4" style:family="text">
      <style:text-properties officeooo:rsid="000fd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document that I plan on compiling as I complete various parts of the re-design of my project code into a coherent work. <text:s/>I have a few main design requirements:</text:span></text:p>
      <text:p text:style-name="P1"><text:span text:style-name="T1">1) <text:s/>I want this code base to have as similar an interface as is possible. <text:s/>The same command line options will always do the same thing. -i will always be the input as a for instance.</text:span></text:p>
      <text:p text:style-name="P1"><text:span text:style-name="T1"><text:tab/>a) I would like it if things like input (where either a folder or a file) could be auto determined as best as is possible, and the program automatically take the proper action.</text:span></text:p>
      <text:p text:style-name="P1"><text:span text:style-name="T1">2) I want the code to be well documented.</text:span></text:p>
      <text:p text:style-name="P1"><text:span text:style-name="T1"><text:tab/>a) command line interface</text:span></text:p>
      <text:p text:style-name="P1"><text:span text:style-name="T1"><text:tab/>b) internally</text:span></text:p>
      <text:p text:style-name="P1"><text:span text:style-name="T1"><text:tab/>c) classes to have good self documentation</text:span></text:p>
      <text:p text:style-name="P1"><text:span text:style-name="T1">3) </text:span><text:span text:style-name="T2">Parallelized.</text:span><text:span text:style-name="T1"> <text:s/>Everything needs to be callable to run on multiple CPUs using the -n parameter, </text:span><text:span text:style-name="T2">f it makes any sense </text:span><text:span text:style-name="T3">to do so.</text:span></text:p>
      <text:p text:style-name="P2"><text:span text:style-name="T3">4) Only uses classes to manage homolog data. Store/fetch information. <text:s/>NEVER anything else.</text:span></text:p>
      <text:p text:style-name="P2"><text:span text:style-name="T3"><text:tab/>a) finalize some of the details/name convention in the homolog class.</text:span></text:p>
      <text:p text:style-name="P2"><text:span text:style-name="T3"><text:tab/>b) maybe rename a few fields, I have to think this part over.</text:span></text:p>
      <text:p text:style-name="P2"><text:span text:style-name="T3">5) Make an option to pickle the data structures that are generated.</text:span></text:p>
      <text:p text:style-name="P2"><text:span text:style-name="T3"><text:tab/>a) By toggling this option the main data structure </text:span><text:span text:style-name="T4">generated by the script will be saved as the name that is provi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4-01-14T16:07:04</meta:creation-date>
    <dc:date>2014-01-14T17:01:58</dc:date>
    <dc:creator>dave </dc:creator>
    <meta:editing-duration>PT9M4S</meta:editing-duration>
    <meta:editing-cycles>1</meta:editing-cycles>
    <meta:document-statistic meta:table-count="0" meta:image-count="0" meta:object-count="0" meta:page-count="1" meta:paragraph-count="13" meta:word-count="218" meta:character-count="1189" meta:non-whitespace-character-count="972"/>
    <meta:generator>LibreOffice/3.6$Linux_X86_64 LibreOffice_project/360m1$Build-2</meta:generator>
  </office:meta>
</office:document-meta>
</file>